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785392" calcext:value-type="float">
            <text:p>9785392</text:p>
          </table:table-cell>
          <table:table-cell office:value-type="float" office:value="85895048" calcext:value-type="float">
            <text:p>85895048</text:p>
          </table:table-cell>
          <table:table-cell office:value-type="float" office:value="32237664" calcext:value-type="float">
            <text:p>32237664</text:p>
          </table:table-cell>
          <table:table-cell office:value-type="float" office:value="30237696" calcext:value-type="float">
            <text:p>30237696</text:p>
          </table:table-cell>
          <table:table-cell office:value-type="float" office:value="30230000" calcext:value-type="float">
            <text:p>30230000</text:p>
          </table:table-cell>
          <table:table-cell/>
          <table:table-cell table:formula="of:=([.B2]-[.O$2])^2" office:value-type="float" office:value="29228689296" calcext:value-type="float">
            <text:p>29228689296</text:p>
          </table:table-cell>
          <table:table-cell table:formula="of:=([.C2]-[.P$2])^2" office:value-type="float" office:value="166883361384.955" calcext:value-type="float">
            <text:p>166883361384.955</text:p>
          </table:table-cell>
          <table:table-cell table:formula="of:=([.D2]-[.Q$2])^2" office:value-type="float" office:value="3431744394010.23" calcext:value-type="float">
            <text:p>3431744394010.23</text:p>
          </table:table-cell>
          <table:table-cell table:formula="of:=([.E2]-[.R$2])^2" office:value-type="float" office:value="1401569960192.64" calcext:value-type="float">
            <text:p>1401569960192.64</text:p>
          </table:table-cell>
          <table:table-cell table:formula="of:=([.F2]-[.S$2])^2" office:value-type="float" office:value="14085132288.6402" calcext:value-type="float">
            <text:p>14085132288.64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9956356" calcext:value-type="float">
            <text:p>9956356</text:p>
          </table:table-cell>
          <table:table-cell table:formula="of:=AVERAGE([.C2:.C11])" office:value-type="float" office:value="86303561.6" calcext:value-type="float">
            <text:p>86303561.6</text:p>
          </table:table-cell>
          <table:table-cell table:formula="of:=AVERAGE([.D2:.D11])" office:value-type="float" office:value="34090160.8" calcext:value-type="float">
            <text:p>34090160.8</text:p>
          </table:table-cell>
          <table:table-cell table:formula="of:=AVERAGE([.E2:.E11])" office:value-type="float" office:value="31421575.2" calcext:value-type="float">
            <text:p>31421575.2</text:p>
          </table:table-cell>
          <table:table-cell table:formula="of:=AVERAGE([.F2:.F11])" office:value-type="float" office:value="30348680.8" calcext:value-type="float">
            <text:p>30348680.8</text:p>
          </table:table-cell>
        </table:table-row>
        <table:table-row table:style-name="ro1">
          <table:table-cell/>
          <table:table-cell office:value-type="float" office:value="9824552" calcext:value-type="float">
            <text:p>9824552</text:p>
          </table:table-cell>
          <table:table-cell office:value-type="float" office:value="85938048" calcext:value-type="float">
            <text:p>85938048</text:p>
          </table:table-cell>
          <table:table-cell office:value-type="float" office:value="32381536" calcext:value-type="float">
            <text:p>32381536</text:p>
          </table:table-cell>
          <table:table-cell office:value-type="float" office:value="30355704" calcext:value-type="float">
            <text:p>30355704</text:p>
          </table:table-cell>
          <table:table-cell office:value-type="float" office:value="30281784" calcext:value-type="float">
            <text:p>30281784</text:p>
          </table:table-cell>
          <table:table-cell/>
          <table:table-cell table:formula="of:=([.B3]-[.O$2])^2" office:value-type="float" office:value="17372294416" calcext:value-type="float">
            <text:p>17372294416</text:p>
          </table:table-cell>
          <table:table-cell table:formula="of:=([.C3]-[.P$2])^2" office:value-type="float" office:value="133600191784.956" calcext:value-type="float">
            <text:p>133600191784.956</text:p>
          </table:table-cell>
          <table:table-cell table:formula="of:=([.D3]-[.Q$2])^2" office:value-type="float" office:value="2919398707175.03" calcext:value-type="float">
            <text:p>2919398707175.03</text:p>
          </table:table-cell>
          <table:table-cell table:formula="of:=([.E3]-[.R$2])^2" office:value-type="float" office:value="1136081414989.44" calcext:value-type="float">
            <text:p>1136081414989.44</text:p>
          </table:table-cell>
          <table:table-cell table:formula="of:=([.F3]-[.S$2])^2" office:value-type="float" office:value="4475181850.2401" calcext:value-type="float">
            <text:p>4475181850.2401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4994945321.6" calcext:value-type="float">
            <text:p>14994945321.6</text:p>
          </table:table-cell>
          <table:table-cell table:formula="of:=SUM([.I2:.I11])/10" office:value-type="float" office:value="164191127792.64" calcext:value-type="float">
            <text:p>164191127792.64</text:p>
          </table:table-cell>
          <table:table-cell table:formula="of:=SUM([.J2:.J11])/10" office:value-type="float" office:value="6769309025554.56" calcext:value-type="float">
            <text:p>6769309025554.56</text:p>
          </table:table-cell>
          <table:table-cell table:formula="of:=SUM([.K2:.K11])/10" office:value-type="float" office:value="3317685507308.16" calcext:value-type="float">
            <text:p>3317685507308.16</text:p>
          </table:table-cell>
          <table:table-cell table:formula="of:=SUM([.L2:.L11])/10" office:value-type="float" office:value="10962366175.36" calcext:value-type="float">
            <text:p>10962366175.36</text:p>
          </table:table-cell>
        </table:table-row>
        <table:table-row table:style-name="ro1">
          <table:table-cell/>
          <table:table-cell office:value-type="float" office:value="9902816" calcext:value-type="float">
            <text:p>9902816</text:p>
          </table:table-cell>
          <table:table-cell office:value-type="float" office:value="86052664" calcext:value-type="float">
            <text:p>86052664</text:p>
          </table:table-cell>
          <table:table-cell office:value-type="float" office:value="32400952" calcext:value-type="float">
            <text:p>32400952</text:p>
          </table:table-cell>
          <table:table-cell office:value-type="float" office:value="30485056" calcext:value-type="float">
            <text:p>30485056</text:p>
          </table:table-cell>
          <table:table-cell office:value-type="float" office:value="30284952" calcext:value-type="float">
            <text:p>30284952</text:p>
          </table:table-cell>
          <table:table-cell/>
          <table:table-cell table:formula="of:=([.B4]-[.O$2])^2" office:value-type="float" office:value="2866531600" calcext:value-type="float">
            <text:p>2866531600</text:p>
          </table:table-cell>
          <table:table-cell table:formula="of:=([.C4]-[.P$2])^2" office:value-type="float" office:value="62949605685.757" calcext:value-type="float">
            <text:p>62949605685.757</text:p>
          </table:table-cell>
          <table:table-cell table:formula="of:=([.D4]-[.Q$2])^2" office:value-type="float" office:value="2853426369997.43" calcext:value-type="float">
            <text:p>2853426369997.43</text:p>
          </table:table-cell>
          <table:table-cell table:formula="of:=([.E4]-[.R$2])^2" office:value-type="float" office:value="877068211968.639" calcext:value-type="float">
            <text:p>877068211968.639</text:p>
          </table:table-cell>
          <table:table-cell table:formula="of:=([.F4]-[.S$2])^2" office:value-type="float" office:value="4061359949.4401" calcext:value-type="float">
            <text:p>4061359949.4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2888" calcext:value-type="float">
            <text:p>9912888</text:p>
          </table:table-cell>
          <table:table-cell office:value-type="float" office:value="86119968" calcext:value-type="float">
            <text:p>86119968</text:p>
          </table:table-cell>
          <table:table-cell office:value-type="float" office:value="32454152" calcext:value-type="float">
            <text:p>32454152</text:p>
          </table:table-cell>
          <table:table-cell office:value-type="float" office:value="30682792" calcext:value-type="float">
            <text:p>30682792</text:p>
          </table:table-cell>
          <table:table-cell office:value-type="float" office:value="30289784" calcext:value-type="float">
            <text:p>30289784</text:p>
          </table:table-cell>
          <table:table-cell/>
          <table:table-cell table:formula="of:=([.B5]-[.O$2])^2" office:value-type="float" office:value="1889467024" calcext:value-type="float">
            <text:p>1889467024</text:p>
          </table:table-cell>
          <table:table-cell table:formula="of:=([.C5]-[.P$2])^2" office:value-type="float" office:value="33706609960.9578" calcext:value-type="float">
            <text:p>33706609960.9578</text:p>
          </table:table-cell>
          <table:table-cell table:formula="of:=([.D5]-[.Q$2])^2" office:value-type="float" office:value="2676524793677.43" calcext:value-type="float">
            <text:p>2676524793677.43</text:p>
          </table:table-cell>
          <table:table-cell table:formula="of:=([.E5]-[.R$2])^2" office:value-type="float" office:value="545800616602.239" calcext:value-type="float">
            <text:p>545800616602.239</text:p>
          </table:table-cell>
          <table:table-cell table:formula="of:=([.F5]-[.S$2])^2" office:value-type="float" office:value="3468833050.24009" calcext:value-type="float">
            <text:p>3468833050.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 calcext:value-type="float">
            <text:p>9919272</text:p>
          </table:table-cell>
          <table:table-cell office:value-type="float" office:value="86141744" calcext:value-type="float">
            <text:p>86141744</text:p>
          </table:table-cell>
          <table:table-cell office:value-type="float" office:value="32875664" calcext:value-type="float">
            <text:p>32875664</text:p>
          </table:table-cell>
          <table:table-cell office:value-type="float" office:value="30785792" calcext:value-type="float">
            <text:p>30785792</text:p>
          </table:table-cell>
          <table:table-cell office:value-type="float" office:value="30327408" calcext:value-type="float">
            <text:p>30327408</text:p>
          </table:table-cell>
          <table:table-cell/>
          <table:table-cell table:formula="of:=([.B6]-[.O$2])^2" office:value-type="float" office:value="1375223056" calcext:value-type="float">
            <text:p>1375223056</text:p>
          </table:table-cell>
          <table:table-cell table:formula="of:=([.C6]-[.P$2])^2" office:value-type="float" office:value="26184935669.7581" calcext:value-type="float">
            <text:p>26184935669.7581</text:p>
          </table:table-cell>
          <table:table-cell table:formula="of:=([.D6]-[.Q$2])^2" office:value-type="float" office:value="1475002477210.23" calcext:value-type="float">
            <text:p>1475002477210.23</text:p>
          </table:table-cell>
          <table:table-cell table:formula="of:=([.E6]-[.R$2])^2" office:value-type="float" office:value="404220277402.239" calcext:value-type="float">
            <text:p>404220277402.239</text:p>
          </table:table-cell>
          <table:table-cell table:formula="of:=([.F6]-[.S$2])^2" office:value-type="float" office:value="452532019.840032" calcext:value-type="float">
            <text:p>452532019.84003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926696" calcext:value-type="float">
            <text:p>9926696</text:p>
          </table:table-cell>
          <table:table-cell office:value-type="float" office:value="86196728" calcext:value-type="float">
            <text:p>86196728</text:p>
          </table:table-cell>
          <table:table-cell office:value-type="float" office:value="33103120" calcext:value-type="float">
            <text:p>33103120</text:p>
          </table:table-cell>
          <table:table-cell office:value-type="float" office:value="30796960" calcext:value-type="float">
            <text:p>30796960</text:p>
          </table:table-cell>
          <table:table-cell office:value-type="float" office:value="30342560" calcext:value-type="float">
            <text:p>30342560</text:p>
          </table:table-cell>
          <table:table-cell/>
          <table:table-cell table:formula="of:=([.B7]-[.O$2])^2" office:value-type="float" office:value="879715600" calcext:value-type="float">
            <text:p>879715600</text:p>
          </table:table-cell>
          <table:table-cell table:formula="of:=([.C7]-[.P$2])^2" office:value-type="float" office:value="11413418088.9587" calcext:value-type="float">
            <text:p>11413418088.9587</text:p>
          </table:table-cell>
          <table:table-cell table:formula="of:=([.D7]-[.Q$2])^2" office:value-type="float" office:value="974249540864.634" calcext:value-type="float">
            <text:p>974249540864.634</text:p>
          </table:table-cell>
          <table:table-cell table:formula="of:=([.E7]-[.R$2])^2" office:value-type="float" office:value="390144148071.039" calcext:value-type="float">
            <text:p>390144148071.039</text:p>
          </table:table-cell>
          <table:table-cell table:formula="of:=([.F7]-[.S$2])^2" office:value-type="float" office:value="37464192.6400091" calcext:value-type="float">
            <text:p>37464192.640009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9938156" calcext:value-type="float">
            <text:p>9938156</text:p>
          </table:table-cell>
          <table:table-cell table:formula="of:=AVERAGE([.C4:.C9])" office:value-type="float" office:value="86181778.6666667" calcext:value-type="float">
            <text:p>86181778.6666667</text:p>
          </table:table-cell>
          <table:table-cell table:formula="of:=AVERAGE([.D4:.D9])" office:value-type="float" office:value="32985885.3333333" calcext:value-type="float">
            <text:p>32985885.3333333</text:p>
          </table:table-cell>
          <table:table-cell table:formula="of:=AVERAGE([.E4:.E9])" office:value-type="float" office:value="30821488" calcext:value-type="float">
            <text:p>30821488</text:p>
          </table:table-cell>
          <table:table-cell table:formula="of:=AVERAGE([.F4:.F9])" office:value-type="float" office:value="30328280" calcext:value-type="float">
            <text:p>30328280</text:p>
          </table:table-cell>
        </table:table-row>
        <table:table-row table:style-name="ro1">
          <table:table-cell/>
          <table:table-cell office:value-type="float" office:value="9969664" calcext:value-type="float">
            <text:p>9969664</text:p>
          </table:table-cell>
          <table:table-cell office:value-type="float" office:value="86251952" calcext:value-type="float">
            <text:p>86251952</text:p>
          </table:table-cell>
          <table:table-cell office:value-type="float" office:value="33486528" calcext:value-type="float">
            <text:p>33486528</text:p>
          </table:table-cell>
          <table:table-cell office:value-type="float" office:value="30983072" calcext:value-type="float">
            <text:p>30983072</text:p>
          </table:table-cell>
          <table:table-cell office:value-type="float" office:value="30356952" calcext:value-type="float">
            <text:p>30356952</text:p>
          </table:table-cell>
          <table:table-cell/>
          <table:table-cell table:formula="of:=([.B8]-[.O$2])^2" office:value-type="float" office:value="177102864" calcext:value-type="float">
            <text:p>177102864</text:p>
          </table:table-cell>
          <table:table-cell table:formula="of:=([.C8]-[.P$2])^2" office:value-type="float" office:value="2663550812.15938" calcext:value-type="float">
            <text:p>2663550812.15938</text:p>
          </table:table-cell>
          <table:table-cell table:formula="of:=([.D8]-[.Q$2])^2" office:value-type="float" office:value="364372557235.836" calcext:value-type="float">
            <text:p>364372557235.836</text:p>
          </table:table-cell>
          <table:table-cell table:formula="of:=([.E8]-[.R$2])^2" office:value-type="float" office:value="192285056410.239" calcext:value-type="float">
            <text:p>192285056410.239</text:p>
          </table:table-cell>
          <table:table-cell table:formula="of:=([.F8]-[.S$2])^2" office:value-type="float" office:value="68412749.4399877" calcext:value-type="float">
            <text:p>68412749.4399877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1111138460" calcext:value-type="float">
            <text:p>1111138460</text:p>
          </table:table-cell>
          <table:table-cell table:formula="of:=SUM([.I4:.I9])/8" office:value-type="float" office:value="17187091797.1189" calcext:value-type="float">
            <text:p>17187091797.1189</text:p>
          </table:table-cell>
          <table:table-cell table:formula="of:=SUM([.J4:.J9])/8" office:value-type="float" office:value="1073607870138.08" calcext:value-type="float">
            <text:p>1073607870138.08</text:p>
          </table:table-cell>
          <table:table-cell table:formula="of:=SUM([.K4:.K9])/8" office:value-type="float" office:value="307592336342.879" calcext:value-type="float">
            <text:p>307592336342.879</text:p>
          </table:table-cell>
          <table:table-cell table:formula="of:=SUM([.L4:.L9])/8" office:value-type="float" office:value="1057845168.48002" calcext:value-type="float">
            <text:p>1057845168.48002</text:p>
          </table:table-cell>
        </table:table-row>
        <table:table-row table:style-name="ro1">
          <table:table-cell/>
          <table:table-cell office:value-type="float" office:value="9997600" calcext:value-type="float">
            <text:p>9997600</text:p>
          </table:table-cell>
          <table:table-cell office:value-type="float" office:value="86327616" calcext:value-type="float">
            <text:p>86327616</text:p>
          </table:table-cell>
          <table:table-cell office:value-type="float" office:value="33594896" calcext:value-type="float">
            <text:p>33594896</text:p>
          </table:table-cell>
          <table:table-cell office:value-type="float" office:value="31195256" calcext:value-type="float">
            <text:p>31195256</text:p>
          </table:table-cell>
          <table:table-cell office:value-type="float" office:value="30368024" calcext:value-type="float">
            <text:p>30368024</text:p>
          </table:table-cell>
          <table:table-cell/>
          <table:table-cell table:formula="of:=([.B9]-[.O$2])^2" office:value-type="float" office:value="1701067536" calcext:value-type="float">
            <text:p>1701067536</text:p>
          </table:table-cell>
          <table:table-cell table:formula="of:=([.C9]-[.P$2])^2" office:value-type="float" office:value="578614159.360287" calcext:value-type="float">
            <text:p>578614159.360287</text:p>
          </table:table-cell>
          <table:table-cell table:formula="of:=([.D9]-[.Q$2])^2" office:value-type="float" office:value="245287222119.037" calcext:value-type="float">
            <text:p>245287222119.037</text:p>
          </table:table-cell>
          <table:table-cell table:formula="of:=([.E9]-[.R$2])^2" office:value-type="float" office:value="51220380288.6397" calcext:value-type="float">
            <text:p>51220380288.6397</text:p>
          </table:table-cell>
          <table:table-cell table:formula="of:=([.F9]-[.S$2])^2" office:value-type="float" office:value="374159386.239971" calcext:value-type="float">
            <text:p>374159386.239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93056" calcext:value-type="float">
            <text:p>10093056</text:p>
          </table:table-cell>
          <table:table-cell office:value-type="float" office:value="86866408" calcext:value-type="float">
            <text:p>86866408</text:p>
          </table:table-cell>
          <table:table-cell office:value-type="float" office:value="38524800" calcext:value-type="float">
            <text:p>38524800</text:p>
          </table:table-cell>
          <table:table-cell office:value-type="float" office:value="31994520" calcext:value-type="float">
            <text:p>31994520</text:p>
          </table:table-cell>
          <table:table-cell office:value-type="float" office:value="30370056" calcext:value-type="float">
            <text:p>30370056</text:p>
          </table:table-cell>
          <table:table-cell/>
          <table:table-cell table:formula="of:=([.B10]-[.O$2])^2" office:value-type="float" office:value="18686890000" calcext:value-type="float">
            <text:p>18686890000</text:p>
          </table:table-cell>
          <table:table-cell table:formula="of:=([.C10]-[.P$2])^2" office:value-type="float" office:value="316796069992.967" calcext:value-type="float">
            <text:p>316796069992.967</text:p>
          </table:table-cell>
          <table:table-cell table:formula="of:=([.D10]-[.Q$2])^2" office:value-type="float" office:value="19666024834176.7" calcext:value-type="float">
            <text:p>19666024834176.7</text:p>
          </table:table-cell>
          <table:table-cell table:formula="of:=([.E10]-[.R$2])^2" office:value-type="float" office:value="328265743847.041" calcext:value-type="float">
            <text:p>328265743847.041</text:p>
          </table:table-cell>
          <table:table-cell table:formula="of:=([.F10]-[.S$2])^2" office:value-type="float" office:value="456899175.039968" calcext:value-type="float">
            <text:p>456899175.039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31624" calcext:value-type="float">
            <text:p>10231624</text:p>
          </table:table-cell>
          <table:table-cell office:value-type="float" office:value="87245440" calcext:value-type="float">
            <text:p>87245440</text:p>
          </table:table-cell>
          <table:table-cell office:value-type="float" office:value="39842296" calcext:value-type="float">
            <text:p>39842296</text:p>
          </table:table-cell>
          <table:table-cell office:value-type="float" office:value="36698904" calcext:value-type="float">
            <text:p>36698904</text:p>
          </table:table-cell>
          <table:table-cell office:value-type="float" office:value="30635288" calcext:value-type="float">
            <text:p>30635288</text:p>
          </table:table-cell>
          <table:table-cell/>
          <table:table-cell table:formula="of:=([.B11]-[.O$2])^2" office:value-type="float" office:value="75772471824" calcext:value-type="float">
            <text:p>75772471824</text:p>
          </table:table-cell>
          <table:table-cell table:formula="of:=([.C11]-[.P$2])^2" office:value-type="float" office:value="887134920386.571" calcext:value-type="float">
            <text:p>887134920386.571</text:p>
          </table:table-cell>
          <table:table-cell table:formula="of:=([.D11]-[.Q$2])^2" office:value-type="float" office:value="33087059359079.1" calcext:value-type="float">
            <text:p>33087059359079.1</text:p>
          </table:table-cell>
          <table:table-cell table:formula="of:=([.E11]-[.R$2])^2" office:value-type="float" office:value="27850199263309.4" calcext:value-type="float">
            <text:p>27850199263309.4</text:p>
          </table:table-cell>
          <table:table-cell table:formula="of:=([.F11]-[.S$2])^2" office:value-type="float" office:value="82143687091.8396" calcext:value-type="float">
            <text:p>82143687091.83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36:16.547412392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46" meta:object-count="0"/>
  </office:meta>
</office:document-meta>
</file>